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BARTRA RAMIREZ LUIS ENRIQU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ARAPOTO AGROINVERSIONES S.A.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BARTRA RAMIREZ LUIS ENRIQU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RAMIREZ RIOS, JORGE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5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9293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8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22:48:0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